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291in"/>
    </style:style>
    <style:style style:name="co2" style:family="table-column">
      <style:table-column-properties fo:break-before="auto" style:column-width="2.411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457in"/>
    </style:style>
    <style:style style:name="co5" style:family="table-column">
      <style:table-column-properties fo:break-before="auto" style:column-width="1.2327in"/>
    </style:style>
    <style:style style:name="co6" style:family="table-column">
      <style:table-column-properties fo:break-before="auto" style:column-width="1.2055in"/>
    </style:style>
    <style:style style:name="co7" style:family="table-column">
      <style:table-column-properties fo:break-before="auto" style:column-width="1.2193in"/>
    </style:style>
    <style:style style:name="co8" style:family="table-column">
      <style:table-column-properties fo:break-before="auto" style:column-width="1.3665in"/>
    </style:style>
    <style:style style:name="co9" style:family="table-column">
      <style:table-column-properties fo:break-before="auto" style:column-width="1.3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2"/>
          <table:table-cell table:style-name="Default"/>
          <table:table-cell table:style-name="ce2" office:value-type="string" calcext:value-type="string" table:number-columns-spanned="2" table:number-rows-spanned="1">
            <text:p>Invoice2go</text:p>
          </table:table-cell>
          <table:covered-table-cell/>
          <table:table-cell table:style-name="ce2" office:value-type="string" calcext:value-type="string" table:number-columns-spanned="2" table:number-rows-spanned="1">
            <text:p>Anfix</text:p>
          </table:table-cell>
          <table:covered-table-cell/>
          <table:table-cell table:style-name="ce2" office:value-type="string" calcext:value-type="string" table:number-columns-spanned="2" table:number-rows-spanned="1">
            <text:p>GesPyme</text:p>
          </table:table-cell>
          <table:covered-table-cell/>
          <table:table-cell table:style-name="ce2" office:value-type="string" calcext:value-type="string" table:number-columns-spanned="2" table:number-rows-spanned="1">
            <text:p>Odoo</text:p>
          </table:table-cell>
          <table:covered-table-cell/>
          <table:table-cell table:style-name="ce2" office:value-type="string" calcext:value-type="string" table:number-columns-spanned="2" table:number-rows-spanned="1">
            <text:p>QuickBooks</text:p>
          </table:table-cell>
          <table:covered-table-cell/>
          <table:table-cell table:style-name="ce2" office:value-type="string" calcext:value-type="string" table:number-columns-spanned="2" table:number-rows-spanned="1">
            <text:p>DiezSoftware</text:p>
          </table:table-cell>
          <table:covered-table-cell/>
          <table:table-cell table:style-name="ce2" office:value-type="string" calcext:value-type="string" table:number-columns-spanned="2" table:number-rows-spanned="1">
            <text:p>Neogia ERP</text:p>
          </table:table-cell>
          <table:covered-table-cell/>
          <table:table-cell table:style-name="ce2" office:value-type="string" calcext:value-type="string" table:number-columns-spanned="2" table:number-rows-spanned="1">
            <text:p>Oracle ERP Cloud</text:p>
          </table:table-cell>
          <table:covered-table-cell/>
          <table:table-cell table:style-name="ce2" office:value-type="string" calcext:value-type="string" table:number-columns-spanned="2" table:number-rows-spanned="1">
            <text:p>FSBusiness ERP</text:p>
          </table:table-cell>
          <table:covered-table-cell/>
          <table:table-cell table:style-name="ce2" office:value-type="string" calcext:value-type="string" table:number-columns-spanned="2" table:number-rows-spanned="1">
            <text:p>myGestió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Criterios</text:p>
          </table:table-cell>
          <table:table-cell table:style-name="Default" office:value-type="string" calcext:value-type="string">
            <text:p>Ponderación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Nota (ponderada)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Nota (ponderada)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Nota (ponderada)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Nota (ponderada)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Nota (ponderada)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Nota (ponderada)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Nota (ponderada)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Nota (ponderada)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Nota (ponderada)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Nota (ponderada)</text:p>
          </table:table-cell>
        </table:table-row>
        <table:table-row table:style-name="ro1">
          <table:table-cell office:value-type="string" calcext:value-type="string" table:number-columns-spanned="1" table:number-rows-spanned="20">
            <text:p>Criterios Funcionales</text:p>
          </table:table-cell>
          <table:table-cell office:value-type="string" calcext:value-type="string">
            <text:p><text:s/>Recepción de pedidos</text:p>
          </table:table-cell>
          <table:table-cell office:value-type="float" office:value="4.5" calcext:value-type="float">
            <text:p>4.5</text:p>
          </table:table-cell>
          <table:table-cell table:formula="of:=ROUND(RAND()*5;0)" office:value-type="float" office:value="0" calcext:value-type="float">
            <text:p>0</text:p>
          </table:table-cell>
          <table:table-cell table:formula="of:=[.C3]*[.D3]" office:value-type="float" office:value="0" calcext:value-type="float">
            <text:p>0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3]*[.F3]" office:value-type="float" office:value="13.5" calcext:value-type="float">
            <text:p>13.5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3]*[.H3]" office:value-type="float" office:value="9" calcext:value-type="float">
            <text:p>9</text:p>
          </table:table-cell>
          <table:table-cell table:formula="of:=ROUND(RAND()*5;0)" office:value-type="float" office:value="5" calcext:value-type="float">
            <text:p>5</text:p>
          </table:table-cell>
          <table:table-cell table:formula="of:=[.C3]*[.J3]" office:value-type="float" office:value="22.5" calcext:value-type="float">
            <text:p>22.5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3]*[.L3]" office:value-type="float" office:value="9" calcext:value-type="float">
            <text:p>9</text:p>
          </table:table-cell>
          <table:table-cell table:formula="of:=ROUND(RAND()*5;0)" office:value-type="float" office:value="5" calcext:value-type="float">
            <text:p>5</text:p>
          </table:table-cell>
          <table:table-cell table:formula="of:=[.C3]*[.N3]" office:value-type="float" office:value="22.5" calcext:value-type="float">
            <text:p>22.5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3]*[.P3]" office:value-type="float" office:value="9" calcext:value-type="float">
            <text:p>9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3]*[.R3]" office:value-type="float" office:value="4.5" calcext:value-type="float">
            <text:p>4.5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3]*[.T3]" office:value-type="float" office:value="4.5" calcext:value-type="float">
            <text:p>4.5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3]*[.V3]" office:value-type="float" office:value="18" calcext:value-type="float">
            <text:p>18</text:p>
          </table:table-cell>
        </table:table-row>
        <table:table-row table:style-name="ro1">
          <table:covered-table-cell/>
          <table:table-cell office:value-type="string" calcext:value-type="string">
            <text:p><text:s/>Comprobación de clientes</text:p>
          </table:table-cell>
          <table:table-cell office:value-type="float" office:value="4" calcext:value-type="float">
            <text:p>4.0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4]*[.D4]" office:value-type="float" office:value="4" calcext:value-type="float">
            <text:p>4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4]*[.F4]" office:value-type="float" office:value="12" calcext:value-type="float">
            <text:p>12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4]*[.H4]" office:value-type="float" office:value="8" calcext:value-type="float">
            <text:p>8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4]*[.J4]" office:value-type="float" office:value="8" calcext:value-type="float">
            <text:p>8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4]*[.L4]" office:value-type="float" office:value="12" calcext:value-type="float">
            <text:p>12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4]*[.N4]" office:value-type="float" office:value="8" calcext:value-type="float">
            <text:p>8</text:p>
          </table:table-cell>
          <table:table-cell table:formula="of:=ROUND(RAND()*5;0)" office:value-type="float" office:value="0" calcext:value-type="float">
            <text:p>0</text:p>
          </table:table-cell>
          <table:table-cell table:formula="of:=[.C4]*[.P4]" office:value-type="float" office:value="0" calcext:value-type="float">
            <text:p>0</text:p>
          </table:table-cell>
          <table:table-cell table:formula="of:=ROUND(RAND()*5;0)" office:value-type="float" office:value="0" calcext:value-type="float">
            <text:p>0</text:p>
          </table:table-cell>
          <table:table-cell table:formula="of:=[.C4]*[.R4]" office:value-type="float" office:value="0" calcext:value-type="float">
            <text:p>0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4]*[.T4]" office:value-type="float" office:value="16" calcext:value-type="float">
            <text:p>16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4]*[.V4]" office:value-type="float" office:value="8" calcext:value-type="float">
            <text:p>8</text:p>
          </table:table-cell>
        </table:table-row>
        <table:table-row table:style-name="ro1">
          <table:covered-table-cell/>
          <table:table-cell office:value-type="string" calcext:value-type="string">
            <text:p><text:s/>Comprobación de inventario</text:p>
          </table:table-cell>
          <table:table-cell office:value-type="float" office:value="4.5" calcext:value-type="float">
            <text:p>4.5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5]*[.D5]" office:value-type="float" office:value="18" calcext:value-type="float">
            <text:p>18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5]*[.F5]" office:value-type="float" office:value="18" calcext:value-type="float">
            <text:p>18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5]*[.H5]" office:value-type="float" office:value="4.5" calcext:value-type="float">
            <text:p>4.5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5]*[.J5]" office:value-type="float" office:value="18" calcext:value-type="float">
            <text:p>18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5]*[.L5]" office:value-type="float" office:value="18" calcext:value-type="float">
            <text:p>18</text:p>
          </table:table-cell>
          <table:table-cell table:formula="of:=ROUND(RAND()*5;0)" office:value-type="float" office:value="0" calcext:value-type="float">
            <text:p>0</text:p>
          </table:table-cell>
          <table:table-cell table:formula="of:=[.C5]*[.N5]" office:value-type="float" office:value="0" calcext:value-type="float">
            <text:p>0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5]*[.P5]" office:value-type="float" office:value="4.5" calcext:value-type="float">
            <text:p>4.5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5]*[.R5]" office:value-type="float" office:value="4.5" calcext:value-type="float">
            <text:p>4.5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5]*[.T5]" office:value-type="float" office:value="9" calcext:value-type="float">
            <text:p>9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5]*[.V5]" office:value-type="float" office:value="13.5" calcext:value-type="float">
            <text:p>13.5</text:p>
          </table:table-cell>
        </table:table-row>
        <table:table-row table:style-name="ro1">
          <table:covered-table-cell/>
          <table:table-cell office:value-type="string" calcext:value-type="string">
            <text:p><text:s/>Cancelación</text:p>
          </table:table-cell>
          <table:table-cell office:value-type="float" office:value="3.5" calcext:value-type="float">
            <text:p>3.5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6]*[.D6]" office:value-type="float" office:value="3.5" calcext:value-type="float">
            <text:p>3.5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6]*[.F6]" office:value-type="float" office:value="14" calcext:value-type="float">
            <text:p>14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6]*[.H6]" office:value-type="float" office:value="3.5" calcext:value-type="float">
            <text:p>3.5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6]*[.J6]" office:value-type="float" office:value="3.5" calcext:value-type="float">
            <text:p>3.5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6]*[.L6]" office:value-type="float" office:value="3.5" calcext:value-type="float">
            <text:p>3.5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6]*[.N6]" office:value-type="float" office:value="3.5" calcext:value-type="float">
            <text:p>3.5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6]*[.P6]" office:value-type="float" office:value="14" calcext:value-type="float">
            <text:p>14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6]*[.R6]" office:value-type="float" office:value="14" calcext:value-type="float">
            <text:p>14</text:p>
          </table:table-cell>
          <table:table-cell table:formula="of:=ROUND(RAND()*5;0)" office:value-type="float" office:value="5" calcext:value-type="float">
            <text:p>5</text:p>
          </table:table-cell>
          <table:table-cell table:formula="of:=[.C6]*[.T6]" office:value-type="float" office:value="17.5" calcext:value-type="float">
            <text:p>17.5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6]*[.V6]" office:value-type="float" office:value="10.5" calcext:value-type="float">
            <text:p>10.5</text:p>
          </table:table-cell>
        </table:table-row>
        <table:table-row table:style-name="ro1">
          <table:covered-table-cell/>
          <table:table-cell office:value-type="string" calcext:value-type="string">
            <text:p><text:s/>Gestión de devoluciones</text:p>
          </table:table-cell>
          <table:table-cell office:value-type="float" office:value="3" calcext:value-type="float">
            <text:p>3.0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7]*[.D7]" office:value-type="float" office:value="12" calcext:value-type="float">
            <text:p>12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7]*[.F7]" office:value-type="float" office:value="3" calcext:value-type="float">
            <text:p>3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7]*[.H7]" office:value-type="float" office:value="6" calcext:value-type="float">
            <text:p>6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7]*[.J7]" office:value-type="float" office:value="3" calcext:value-type="float">
            <text:p>3</text:p>
          </table:table-cell>
          <table:table-cell table:formula="of:=ROUND(RAND()*5;0)" office:value-type="float" office:value="5" calcext:value-type="float">
            <text:p>5</text:p>
          </table:table-cell>
          <table:table-cell table:formula="of:=[.C7]*[.L7]" office:value-type="float" office:value="15" calcext:value-type="float">
            <text:p>15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7]*[.N7]" office:value-type="float" office:value="3" calcext:value-type="float">
            <text:p>3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7]*[.P7]" office:value-type="float" office:value="12" calcext:value-type="float">
            <text:p>12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7]*[.R7]" office:value-type="float" office:value="12" calcext:value-type="float">
            <text:p>12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7]*[.T7]" office:value-type="float" office:value="9" calcext:value-type="float">
            <text:p>9</text:p>
          </table:table-cell>
          <table:table-cell table:formula="of:=ROUND(RAND()*5;0)" office:value-type="float" office:value="0" calcext:value-type="float">
            <text:p>0</text:p>
          </table:table-cell>
          <table:table-cell table:formula="of:=[.C7]*[.V7]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<text:s/>Pedidos en espera</text:p>
          </table:table-cell>
          <table:table-cell office:value-type="float" office:value="3.5" calcext:value-type="float">
            <text:p>3.5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8]*[.D8]" office:value-type="float" office:value="3.5" calcext:value-type="float">
            <text:p>3.5</text:p>
          </table:table-cell>
          <table:table-cell table:formula="of:=ROUND(RAND()*5;0)" office:value-type="float" office:value="0" calcext:value-type="float">
            <text:p>0</text:p>
          </table:table-cell>
          <table:table-cell table:formula="of:=[.C8]*[.F8]" office:value-type="float" office:value="0" calcext:value-type="float">
            <text:p>0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8]*[.H8]" office:value-type="float" office:value="10.5" calcext:value-type="float">
            <text:p>10.5</text:p>
          </table:table-cell>
          <table:table-cell table:formula="of:=ROUND(RAND()*5;0)" office:value-type="float" office:value="0" calcext:value-type="float">
            <text:p>0</text:p>
          </table:table-cell>
          <table:table-cell table:formula="of:=[.C8]*[.J8]" office:value-type="float" office:value="0" calcext:value-type="float">
            <text:p>0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8]*[.L8]" office:value-type="float" office:value="3.5" calcext:value-type="float">
            <text:p>3.5</text:p>
          </table:table-cell>
          <table:table-cell table:formula="of:=ROUND(RAND()*5;0)" office:value-type="float" office:value="0" calcext:value-type="float">
            <text:p>0</text:p>
          </table:table-cell>
          <table:table-cell table:formula="of:=[.C8]*[.N8]" office:value-type="float" office:value="0" calcext:value-type="float">
            <text:p>0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8]*[.P8]" office:value-type="float" office:value="10.5" calcext:value-type="float">
            <text:p>10.5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8]*[.R8]" office:value-type="float" office:value="14" calcext:value-type="float">
            <text:p>14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8]*[.T8]" office:value-type="float" office:value="7" calcext:value-type="float">
            <text:p>7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8]*[.V8]" office:value-type="float" office:value="3.5" calcext:value-type="float">
            <text:p>3.5</text:p>
          </table:table-cell>
        </table:table-row>
        <table:table-row table:style-name="ro1">
          <table:covered-table-cell/>
          <table:table-cell office:value-type="string" calcext:value-type="string">
            <text:p><text:s/>Reserva de artıculos</text:p>
          </table:table-cell>
          <table:table-cell office:value-type="float" office:value="3" calcext:value-type="float">
            <text:p>3.0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9]*[.D9]" office:value-type="float" office:value="12" calcext:value-type="float">
            <text:p>12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9]*[.F9]" office:value-type="float" office:value="12" calcext:value-type="float">
            <text:p>12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9]*[.H9]" office:value-type="float" office:value="12" calcext:value-type="float">
            <text:p>12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9]*[.J9]" office:value-type="float" office:value="3" calcext:value-type="float">
            <text:p>3</text:p>
          </table:table-cell>
          <table:table-cell table:formula="of:=ROUND(RAND()*5;0)" office:value-type="float" office:value="5" calcext:value-type="float">
            <text:p>5</text:p>
          </table:table-cell>
          <table:table-cell table:formula="of:=[.C9]*[.L9]" office:value-type="float" office:value="15" calcext:value-type="float">
            <text:p>15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9]*[.N9]" office:value-type="float" office:value="12" calcext:value-type="float">
            <text:p>12</text:p>
          </table:table-cell>
          <table:table-cell table:formula="of:=ROUND(RAND()*5;0)" office:value-type="float" office:value="5" calcext:value-type="float">
            <text:p>5</text:p>
          </table:table-cell>
          <table:table-cell table:formula="of:=[.C9]*[.P9]" office:value-type="float" office:value="15" calcext:value-type="float">
            <text:p>15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9]*[.R9]" office:value-type="float" office:value="3" calcext:value-type="float">
            <text:p>3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9]*[.T9]" office:value-type="float" office:value="12" calcext:value-type="float">
            <text:p>12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9]*[.V9]" office:value-type="float" office:value="3" calcext:value-type="float">
            <text:p>3</text:p>
          </table:table-cell>
        </table:table-row>
        <table:table-row table:style-name="ro1">
          <table:covered-table-cell/>
          <table:table-cell office:value-type="string" calcext:value-type="string">
            <text:p><text:s/>Seguimiento de pedidos</text:p>
          </table:table-cell>
          <table:table-cell office:value-type="float" office:value="3.5" calcext:value-type="float">
            <text:p>3.5</text:p>
          </table:table-cell>
          <table:table-cell table:formula="of:=ROUND(RAND()*5;0)" office:value-type="float" office:value="5" calcext:value-type="float">
            <text:p>5</text:p>
          </table:table-cell>
          <table:table-cell table:formula="of:=[.C10]*[.D10]" office:value-type="float" office:value="17.5" calcext:value-type="float">
            <text:p>17.5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10]*[.F10]" office:value-type="float" office:value="3.5" calcext:value-type="float">
            <text:p>3.5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10]*[.H10]" office:value-type="float" office:value="3.5" calcext:value-type="float">
            <text:p>3.5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10]*[.J10]" office:value-type="float" office:value="7" calcext:value-type="float">
            <text:p>7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10]*[.L10]" office:value-type="float" office:value="3.5" calcext:value-type="float">
            <text:p>3.5</text:p>
          </table:table-cell>
          <table:table-cell table:formula="of:=ROUND(RAND()*5;0)" office:value-type="float" office:value="5" calcext:value-type="float">
            <text:p>5</text:p>
          </table:table-cell>
          <table:table-cell table:formula="of:=[.C10]*[.N10]" office:value-type="float" office:value="17.5" calcext:value-type="float">
            <text:p>17.5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10]*[.P10]" office:value-type="float" office:value="3.5" calcext:value-type="float">
            <text:p>3.5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10]*[.R10]" office:value-type="float" office:value="7" calcext:value-type="float">
            <text:p>7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10]*[.T10]" office:value-type="float" office:value="7" calcext:value-type="float">
            <text:p>7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10]*[.V10]" office:value-type="float" office:value="14" calcext:value-type="float">
            <text:p>14</text:p>
          </table:table-cell>
        </table:table-row>
        <table:table-row table:style-name="ro1">
          <table:covered-table-cell/>
          <table:table-cell office:value-type="string" calcext:value-type="string">
            <text:p><text:s/>Gestión de pedidos</text:p>
          </table:table-cell>
          <table:table-cell office:value-type="float" office:value="4.5" calcext:value-type="float">
            <text:p>4.5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11]*[.D11]" office:value-type="float" office:value="4.5" calcext:value-type="float">
            <text:p>4.5</text:p>
          </table:table-cell>
          <table:table-cell table:formula="of:=ROUND(RAND()*5;0)" office:value-type="float" office:value="5" calcext:value-type="float">
            <text:p>5</text:p>
          </table:table-cell>
          <table:table-cell table:formula="of:=[.C11]*[.F11]" office:value-type="float" office:value="22.5" calcext:value-type="float">
            <text:p>22.5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11]*[.H11]" office:value-type="float" office:value="4.5" calcext:value-type="float">
            <text:p>4.5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11]*[.J11]" office:value-type="float" office:value="13.5" calcext:value-type="float">
            <text:p>13.5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11]*[.L11]" office:value-type="float" office:value="9" calcext:value-type="float">
            <text:p>9</text:p>
          </table:table-cell>
          <table:table-cell table:formula="of:=ROUND(RAND()*5;0)" office:value-type="float" office:value="0" calcext:value-type="float">
            <text:p>0</text:p>
          </table:table-cell>
          <table:table-cell table:formula="of:=[.C11]*[.N11]" office:value-type="float" office:value="0" calcext:value-type="float">
            <text:p>0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11]*[.P11]" office:value-type="float" office:value="13.5" calcext:value-type="float">
            <text:p>13.5</text:p>
          </table:table-cell>
          <table:table-cell table:formula="of:=ROUND(RAND()*5;0)" office:value-type="float" office:value="0" calcext:value-type="float">
            <text:p>0</text:p>
          </table:table-cell>
          <table:table-cell table:formula="of:=[.C11]*[.R11]" office:value-type="float" office:value="0" calcext:value-type="float">
            <text:p>0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11]*[.T11]" office:value-type="float" office:value="9" calcext:value-type="float">
            <text:p>9</text:p>
          </table:table-cell>
          <table:table-cell table:formula="of:=ROUND(RAND()*5;0)" office:value-type="float" office:value="5" calcext:value-type="float">
            <text:p>5</text:p>
          </table:table-cell>
          <table:table-cell table:formula="of:=[.C11]*[.V11]" office:value-type="float" office:value="22.5" calcext:value-type="float">
            <text:p>22.5</text:p>
          </table:table-cell>
        </table:table-row>
        <table:table-row table:style-name="ro1">
          <table:covered-table-cell/>
          <table:table-cell office:value-type="string" calcext:value-type="string">
            <text:p><text:s/>Verificación de pago</text:p>
          </table:table-cell>
          <table:table-cell office:value-type="float" office:value="4" calcext:value-type="float">
            <text:p>4.0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12]*[.D12]" office:value-type="float" office:value="12" calcext:value-type="float">
            <text:p>12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12]*[.F12]" office:value-type="float" office:value="16" calcext:value-type="float">
            <text:p>16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12]*[.H12]" office:value-type="float" office:value="12" calcext:value-type="float">
            <text:p>12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12]*[.J12]" office:value-type="float" office:value="16" calcext:value-type="float">
            <text:p>16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12]*[.L12]" office:value-type="float" office:value="16" calcext:value-type="float">
            <text:p>16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12]*[.N12]" office:value-type="float" office:value="4" calcext:value-type="float">
            <text:p>4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12]*[.P12]" office:value-type="float" office:value="4" calcext:value-type="float">
            <text:p>4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12]*[.R12]" office:value-type="float" office:value="4" calcext:value-type="float">
            <text:p>4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12]*[.T12]" office:value-type="float" office:value="8" calcext:value-type="float">
            <text:p>8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12]*[.V12]" office:value-type="float" office:value="8" calcext:value-type="float">
            <text:p>8</text:p>
          </table:table-cell>
        </table:table-row>
        <table:table-row table:style-name="ro1">
          <table:covered-table-cell/>
          <table:table-cell office:value-type="string" calcext:value-type="string">
            <text:p><text:s/>Facturación</text:p>
          </table:table-cell>
          <table:table-cell office:value-type="float" office:value="5" calcext:value-type="float">
            <text:p>5.0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13]*[.D13]" office:value-type="float" office:value="15" calcext:value-type="float">
            <text:p>15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13]*[.F13]" office:value-type="float" office:value="5" calcext:value-type="float">
            <text:p>5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13]*[.H13]" office:value-type="float" office:value="15" calcext:value-type="float">
            <text:p>15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13]*[.J13]" office:value-type="float" office:value="20" calcext:value-type="float">
            <text:p>20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13]*[.L13]" office:value-type="float" office:value="5" calcext:value-type="float">
            <text:p>5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13]*[.N13]" office:value-type="float" office:value="5" calcext:value-type="float">
            <text:p>5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13]*[.P13]" office:value-type="float" office:value="15" calcext:value-type="float">
            <text:p>15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13]*[.R13]" office:value-type="float" office:value="20" calcext:value-type="float">
            <text:p>20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13]*[.T13]" office:value-type="float" office:value="5" calcext:value-type="float">
            <text:p>5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13]*[.V13]" office:value-type="float" office:value="15" calcext:value-type="float">
            <text:p>15</text:p>
          </table:table-cell>
        </table:table-row>
        <table:table-row table:style-name="ro1">
          <table:covered-table-cell/>
          <table:table-cell office:value-type="string" calcext:value-type="string">
            <text:p><text:s/>Facturación electrónica</text:p>
          </table:table-cell>
          <table:table-cell office:value-type="float" office:value="4" calcext:value-type="float">
            <text:p>4.0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14]*[.D14]" office:value-type="float" office:value="8" calcext:value-type="float">
            <text:p>8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14]*[.F14]" office:value-type="float" office:value="4" calcext:value-type="float">
            <text:p>4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14]*[.H14]" office:value-type="float" office:value="16" calcext:value-type="float">
            <text:p>16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14]*[.J14]" office:value-type="float" office:value="16" calcext:value-type="float">
            <text:p>16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14]*[.L14]" office:value-type="float" office:value="8" calcext:value-type="float">
            <text:p>8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14]*[.N14]" office:value-type="float" office:value="12" calcext:value-type="float">
            <text:p>12</text:p>
          </table:table-cell>
          <table:table-cell table:formula="of:=ROUND(RAND()*5;0)" office:value-type="float" office:value="5" calcext:value-type="float">
            <text:p>5</text:p>
          </table:table-cell>
          <table:table-cell table:formula="of:=[.C14]*[.P14]" office:value-type="float" office:value="20" calcext:value-type="float">
            <text:p>20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14]*[.R14]" office:value-type="float" office:value="12" calcext:value-type="float">
            <text:p>12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14]*[.T14]" office:value-type="float" office:value="16" calcext:value-type="float">
            <text:p>16</text:p>
          </table:table-cell>
          <table:table-cell table:formula="of:=ROUND(RAND()*5;0)" office:value-type="float" office:value="5" calcext:value-type="float">
            <text:p>5</text:p>
          </table:table-cell>
          <table:table-cell table:formula="of:=[.C14]*[.V14]" office:value-type="float" office:value="20" calcext:value-type="float">
            <text:p>20</text:p>
          </table:table-cell>
        </table:table-row>
        <table:table-row table:style-name="ro1">
          <table:covered-table-cell/>
          <table:table-cell office:value-type="string" calcext:value-type="string">
            <text:p><text:s/>Generador de informe de ventas</text:p>
          </table:table-cell>
          <table:table-cell office:value-type="float" office:value="4.5" calcext:value-type="float">
            <text:p>4.5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15]*[.D15]" office:value-type="float" office:value="18" calcext:value-type="float">
            <text:p>18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15]*[.F15]" office:value-type="float" office:value="9" calcext:value-type="float">
            <text:p>9</text:p>
          </table:table-cell>
          <table:table-cell table:formula="of:=ROUND(RAND()*5;0)" office:value-type="float" office:value="0" calcext:value-type="float">
            <text:p>0</text:p>
          </table:table-cell>
          <table:table-cell table:formula="of:=[.C15]*[.H15]" office:value-type="float" office:value="0" calcext:value-type="float">
            <text:p>0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15]*[.J15]" office:value-type="float" office:value="13.5" calcext:value-type="float">
            <text:p>13.5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15]*[.L15]" office:value-type="float" office:value="4.5" calcext:value-type="float">
            <text:p>4.5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15]*[.N15]" office:value-type="float" office:value="13.5" calcext:value-type="float">
            <text:p>13.5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15]*[.P15]" office:value-type="float" office:value="18" calcext:value-type="float">
            <text:p>18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15]*[.R15]" office:value-type="float" office:value="9" calcext:value-type="float">
            <text:p>9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15]*[.T15]" office:value-type="float" office:value="13.5" calcext:value-type="float">
            <text:p>13.5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15]*[.V15]" office:value-type="float" office:value="18" calcext:value-type="float">
            <text:p>18</text:p>
          </table:table-cell>
        </table:table-row>
        <table:table-row table:style-name="ro1">
          <table:covered-table-cell/>
          <table:table-cell office:value-type="string" calcext:value-type="string">
            <text:p><text:s/>Gestión de precios</text:p>
          </table:table-cell>
          <table:table-cell office:value-type="float" office:value="3.5" calcext:value-type="float">
            <text:p>3.5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16]*[.D16]" office:value-type="float" office:value="3.5" calcext:value-type="float">
            <text:p>3.5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16]*[.F16]" office:value-type="float" office:value="3.5" calcext:value-type="float">
            <text:p>3.5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16]*[.H16]" office:value-type="float" office:value="10.5" calcext:value-type="float">
            <text:p>10.5</text:p>
          </table:table-cell>
          <table:table-cell table:formula="of:=ROUND(RAND()*5;0)" office:value-type="float" office:value="5" calcext:value-type="float">
            <text:p>5</text:p>
          </table:table-cell>
          <table:table-cell table:formula="of:=[.C16]*[.J16]" office:value-type="float" office:value="17.5" calcext:value-type="float">
            <text:p>17.5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16]*[.L16]" office:value-type="float" office:value="10.5" calcext:value-type="float">
            <text:p>10.5</text:p>
          </table:table-cell>
          <table:table-cell table:formula="of:=ROUND(RAND()*5;0)" office:value-type="float" office:value="0" calcext:value-type="float">
            <text:p>0</text:p>
          </table:table-cell>
          <table:table-cell table:formula="of:=[.C16]*[.N16]" office:value-type="float" office:value="0" calcext:value-type="float">
            <text:p>0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16]*[.P16]" office:value-type="float" office:value="7" calcext:value-type="float">
            <text:p>7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16]*[.R16]" office:value-type="float" office:value="10.5" calcext:value-type="float">
            <text:p>10.5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16]*[.T16]" office:value-type="float" office:value="3.5" calcext:value-type="float">
            <text:p>3.5</text:p>
          </table:table-cell>
          <table:table-cell table:formula="of:=ROUND(RAND()*5;0)" office:value-type="float" office:value="0" calcext:value-type="float">
            <text:p>0</text:p>
          </table:table-cell>
          <table:table-cell table:formula="of:=[.C16]*[.V16]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<text:s/>Clasificación de productos</text:p>
          </table:table-cell>
          <table:table-cell office:value-type="float" office:value="1" calcext:value-type="float">
            <text:p>1.0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17]*[.D17]" office:value-type="float" office:value="4" calcext:value-type="float">
            <text:p>4</text:p>
          </table:table-cell>
          <table:table-cell table:formula="of:=ROUND(RAND()*5;0)" office:value-type="float" office:value="5" calcext:value-type="float">
            <text:p>5</text:p>
          </table:table-cell>
          <table:table-cell table:formula="of:=[.C17]*[.F17]" office:value-type="float" office:value="5" calcext:value-type="float">
            <text:p>5</text:p>
          </table:table-cell>
          <table:table-cell table:formula="of:=ROUND(RAND()*5;0)" office:value-type="float" office:value="5" calcext:value-type="float">
            <text:p>5</text:p>
          </table:table-cell>
          <table:table-cell table:formula="of:=[.C17]*[.H17]" office:value-type="float" office:value="5" calcext:value-type="float">
            <text:p>5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17]*[.J17]" office:value-type="float" office:value="1" calcext:value-type="float">
            <text:p>1</text:p>
          </table:table-cell>
          <table:table-cell table:formula="of:=ROUND(RAND()*5;0)" office:value-type="float" office:value="5" calcext:value-type="float">
            <text:p>5</text:p>
          </table:table-cell>
          <table:table-cell table:formula="of:=[.C17]*[.L17]" office:value-type="float" office:value="5" calcext:value-type="float">
            <text:p>5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17]*[.N17]" office:value-type="float" office:value="4" calcext:value-type="float">
            <text:p>4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17]*[.P17]" office:value-type="float" office:value="4" calcext:value-type="float">
            <text:p>4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17]*[.R17]" office:value-type="float" office:value="4" calcext:value-type="float">
            <text:p>4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17]*[.T17]" office:value-type="float" office:value="3" calcext:value-type="float">
            <text:p>3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17]*[.V17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<text:s/>Verificación de credito de clientes</text:p>
          </table:table-cell>
          <table:table-cell office:value-type="float" office:value="5" calcext:value-type="float">
            <text:p>5.0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18]*[.D18]" office:value-type="float" office:value="15" calcext:value-type="float">
            <text:p>15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18]*[.F18]" office:value-type="float" office:value="10" calcext:value-type="float">
            <text:p>10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18]*[.H18]" office:value-type="float" office:value="10" calcext:value-type="float">
            <text:p>10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18]*[.J18]" office:value-type="float" office:value="5" calcext:value-type="float">
            <text:p>5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18]*[.L18]" office:value-type="float" office:value="15" calcext:value-type="float">
            <text:p>15</text:p>
          </table:table-cell>
          <table:table-cell table:formula="of:=ROUND(RAND()*5;0)" office:value-type="float" office:value="5" calcext:value-type="float">
            <text:p>5</text:p>
          </table:table-cell>
          <table:table-cell table:formula="of:=[.C18]*[.N18]" office:value-type="float" office:value="25" calcext:value-type="float">
            <text:p>25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18]*[.P18]" office:value-type="float" office:value="10" calcext:value-type="float">
            <text:p>10</text:p>
          </table:table-cell>
          <table:table-cell table:formula="of:=ROUND(RAND()*5;0)" office:value-type="float" office:value="5" calcext:value-type="float">
            <text:p>5</text:p>
          </table:table-cell>
          <table:table-cell table:formula="of:=[.C18]*[.R18]" office:value-type="float" office:value="25" calcext:value-type="float">
            <text:p>25</text:p>
          </table:table-cell>
          <table:table-cell table:formula="of:=ROUND(RAND()*5;0)" office:value-type="float" office:value="5" calcext:value-type="float">
            <text:p>5</text:p>
          </table:table-cell>
          <table:table-cell table:formula="of:=[.C18]*[.T18]" office:value-type="float" office:value="25" calcext:value-type="float">
            <text:p>25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18]*[.V18]" office:value-type="float" office:value="20" calcext:value-type="float">
            <text:p>20</text:p>
          </table:table-cell>
        </table:table-row>
        <table:table-row table:style-name="ro1">
          <table:covered-table-cell/>
          <table:table-cell office:value-type="string" calcext:value-type="string">
            <text:p><text:s/>Financiación</text:p>
          </table:table-cell>
          <table:table-cell office:value-type="float" office:value="3" calcext:value-type="float">
            <text:p>3.0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19]*[.D19]" office:value-type="float" office:value="3" calcext:value-type="float">
            <text:p>3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19]*[.F19]" office:value-type="float" office:value="3" calcext:value-type="float">
            <text:p>3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19]*[.H19]" office:value-type="float" office:value="12" calcext:value-type="float">
            <text:p>12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19]*[.J19]" office:value-type="float" office:value="6" calcext:value-type="float">
            <text:p>6</text:p>
          </table:table-cell>
          <table:table-cell table:formula="of:=ROUND(RAND()*5;0)" office:value-type="float" office:value="5" calcext:value-type="float">
            <text:p>5</text:p>
          </table:table-cell>
          <table:table-cell table:formula="of:=[.C19]*[.L19]" office:value-type="float" office:value="15" calcext:value-type="float">
            <text:p>15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19]*[.N19]" office:value-type="float" office:value="6" calcext:value-type="float">
            <text:p>6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19]*[.P19]" office:value-type="float" office:value="3" calcext:value-type="float">
            <text:p>3</text:p>
          </table:table-cell>
          <table:table-cell table:formula="of:=ROUND(RAND()*5;0)" office:value-type="float" office:value="5" calcext:value-type="float">
            <text:p>5</text:p>
          </table:table-cell>
          <table:table-cell table:formula="of:=[.C19]*[.R19]" office:value-type="float" office:value="15" calcext:value-type="float">
            <text:p>15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19]*[.T19]" office:value-type="float" office:value="3" calcext:value-type="float">
            <text:p>3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19]*[.V19]" office:value-type="float" office:value="6" calcext:value-type="float">
            <text:p>6</text:p>
          </table:table-cell>
        </table:table-row>
        <table:table-row table:style-name="ro1">
          <table:covered-table-cell/>
          <table:table-cell office:value-type="string" calcext:value-type="string">
            <text:p><text:s/>Previsión de ventas</text:p>
          </table:table-cell>
          <table:table-cell office:value-type="float" office:value="4.5" calcext:value-type="float">
            <text:p>4.5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20]*[.D20]" office:value-type="float" office:value="13.5" calcext:value-type="float">
            <text:p>13.5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20]*[.F20]" office:value-type="float" office:value="18" calcext:value-type="float">
            <text:p>18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20]*[.H20]" office:value-type="float" office:value="9" calcext:value-type="float">
            <text:p>9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20]*[.J20]" office:value-type="float" office:value="9" calcext:value-type="float">
            <text:p>9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20]*[.L20]" office:value-type="float" office:value="18" calcext:value-type="float">
            <text:p>18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20]*[.N20]" office:value-type="float" office:value="18" calcext:value-type="float">
            <text:p>18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20]*[.P20]" office:value-type="float" office:value="9" calcext:value-type="float">
            <text:p>9</text:p>
          </table:table-cell>
          <table:table-cell table:formula="of:=ROUND(RAND()*5;0)" office:value-type="float" office:value="5" calcext:value-type="float">
            <text:p>5</text:p>
          </table:table-cell>
          <table:table-cell table:formula="of:=[.C20]*[.R20]" office:value-type="float" office:value="22.5" calcext:value-type="float">
            <text:p>22.5</text:p>
          </table:table-cell>
          <table:table-cell table:formula="of:=ROUND(RAND()*5;0)" office:value-type="float" office:value="0" calcext:value-type="float">
            <text:p>0</text:p>
          </table:table-cell>
          <table:table-cell table:formula="of:=[.C20]*[.T20]" office:value-type="float" office:value="0" calcext:value-type="float">
            <text:p>0</text:p>
          </table:table-cell>
          <table:table-cell table:formula="of:=ROUND(RAND()*5;0)" office:value-type="float" office:value="0" calcext:value-type="float">
            <text:p>0</text:p>
          </table:table-cell>
          <table:table-cell table:formula="of:=[.C20]*[.V20]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<text:s/>Productos mas vendidos/valorados</text:p>
          </table:table-cell>
          <table:table-cell office:value-type="float" office:value="4.5" calcext:value-type="float">
            <text:p>4.5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21]*[.D21]" office:value-type="float" office:value="13.5" calcext:value-type="float">
            <text:p>13.5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21]*[.F21]" office:value-type="float" office:value="9" calcext:value-type="float">
            <text:p>9</text:p>
          </table:table-cell>
          <table:table-cell table:formula="of:=ROUND(RAND()*5;0)" office:value-type="float" office:value="5" calcext:value-type="float">
            <text:p>5</text:p>
          </table:table-cell>
          <table:table-cell table:formula="of:=[.C21]*[.H21]" office:value-type="float" office:value="22.5" calcext:value-type="float">
            <text:p>22.5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21]*[.J21]" office:value-type="float" office:value="18" calcext:value-type="float">
            <text:p>18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21]*[.L21]" office:value-type="float" office:value="9" calcext:value-type="float">
            <text:p>9</text:p>
          </table:table-cell>
          <table:table-cell table:formula="of:=ROUND(RAND()*5;0)" office:value-type="float" office:value="0" calcext:value-type="float">
            <text:p>0</text:p>
          </table:table-cell>
          <table:table-cell table:formula="of:=[.C21]*[.N21]" office:value-type="float" office:value="0" calcext:value-type="float">
            <text:p>0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21]*[.P21]" office:value-type="float" office:value="18" calcext:value-type="float">
            <text:p>18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21]*[.R21]" office:value-type="float" office:value="18" calcext:value-type="float">
            <text:p>18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21]*[.T21]" office:value-type="float" office:value="9" calcext:value-type="float">
            <text:p>9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21]*[.V21]" office:value-type="float" office:value="4.5" calcext:value-type="float">
            <text:p>4.5</text:p>
          </table:table-cell>
        </table:table-row>
        <table:table-row table:style-name="ro1">
          <table:covered-table-cell/>
          <table:table-cell office:value-type="string" calcext:value-type="string">
            <text:p><text:s/>Gestión de almacen</text:p>
          </table:table-cell>
          <table:table-cell office:value-type="float" office:value="3.5" calcext:value-type="float">
            <text:p>3.5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22]*[.D22]" office:value-type="float" office:value="3.5" calcext:value-type="float">
            <text:p>3.5</text:p>
          </table:table-cell>
          <table:table-cell table:formula="of:=ROUND(RAND()*5;0)" office:value-type="float" office:value="0" calcext:value-type="float">
            <text:p>0</text:p>
          </table:table-cell>
          <table:table-cell table:formula="of:=[.C22]*[.F22]" office:value-type="float" office:value="0" calcext:value-type="float">
            <text:p>0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22]*[.H22]" office:value-type="float" office:value="3.5" calcext:value-type="float">
            <text:p>3.5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22]*[.J22]" office:value-type="float" office:value="10.5" calcext:value-type="float">
            <text:p>10.5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22]*[.L22]" office:value-type="float" office:value="10.5" calcext:value-type="float">
            <text:p>10.5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22]*[.N22]" office:value-type="float" office:value="7" calcext:value-type="float">
            <text:p>7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22]*[.P22]" office:value-type="float" office:value="14" calcext:value-type="float">
            <text:p>14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22]*[.R22]" office:value-type="float" office:value="3.5" calcext:value-type="float">
            <text:p>3.5</text:p>
          </table:table-cell>
          <table:table-cell table:formula="of:=ROUND(RAND()*5;0)" office:value-type="float" office:value="5" calcext:value-type="float">
            <text:p>5</text:p>
          </table:table-cell>
          <table:table-cell table:formula="of:=[.C22]*[.T22]" office:value-type="float" office:value="17.5" calcext:value-type="float">
            <text:p>17.5</text:p>
          </table:table-cell>
          <table:table-cell table:formula="of:=ROUND(RAND()*5;0)" office:value-type="float" office:value="5" calcext:value-type="float">
            <text:p>5</text:p>
          </table:table-cell>
          <table:table-cell table:formula="of:=[.C22]*[.V22]" office:value-type="float" office:value="17.5" calcext:value-type="float">
            <text:p>17.5</text:p>
          </table:table-cell>
        </table:table-row>
        <table:table-row table:style-name="ro1">
          <table:table-cell office:value-type="string" calcext:value-type="string" table:number-columns-spanned="1" table:number-rows-spanned="9">
            <text:p>Criterios No Funcionales</text:p>
          </table:table-cell>
          <table:table-cell office:value-type="string" calcext:value-type="string">
            <text:p>Evolución</text:p>
          </table:table-cell>
          <table:table-cell office:value-type="float" office:value="3.25" calcext:value-type="float">
            <text:p>3.3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23]*[.D23]" office:value-type="float" office:value="13" calcext:value-type="float">
            <text:p>13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23]*[.F23]" office:value-type="float" office:value="9.75" calcext:value-type="float">
            <text:p>9.75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23]*[.H23]" office:value-type="float" office:value="6.5" calcext:value-type="float">
            <text:p>6.5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23]*[.J23]" office:value-type="float" office:value="3.25" calcext:value-type="float">
            <text:p>3.25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23]*[.L23]" office:value-type="float" office:value="9.75" calcext:value-type="float">
            <text:p>9.75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23]*[.N23]" office:value-type="float" office:value="6.5" calcext:value-type="float">
            <text:p>6.5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23]*[.P23]" office:value-type="float" office:value="13" calcext:value-type="float">
            <text:p>13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23]*[.R23]" office:value-type="float" office:value="3.25" calcext:value-type="float">
            <text:p>3.25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23]*[.T23]" office:value-type="float" office:value="6.5" calcext:value-type="float">
            <text:p>6.5</text:p>
          </table:table-cell>
          <table:table-cell table:formula="of:=ROUND(RAND()*5;0)" office:value-type="float" office:value="0" calcext:value-type="float">
            <text:p>0</text:p>
          </table:table-cell>
          <table:table-cell table:formula="of:=[.C23]*[.V23]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<text:s/>Localización</text:p>
          </table:table-cell>
          <table:table-cell office:value-type="float" office:value="1.5" calcext:value-type="float">
            <text:p>1.5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24]*[.D24]" office:value-type="float" office:value="1.5" calcext:value-type="float">
            <text:p>1.5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24]*[.F24]" office:value-type="float" office:value="6" calcext:value-type="float">
            <text:p>6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24]*[.H24]" office:value-type="float" office:value="6" calcext:value-type="float">
            <text:p>6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24]*[.J24]" office:value-type="float" office:value="4.5" calcext:value-type="float">
            <text:p>4.5</text:p>
          </table:table-cell>
          <table:table-cell table:formula="of:=ROUND(RAND()*5;0)" office:value-type="float" office:value="5" calcext:value-type="float">
            <text:p>5</text:p>
          </table:table-cell>
          <table:table-cell table:formula="of:=[.C24]*[.L24]" office:value-type="float" office:value="7.5" calcext:value-type="float">
            <text:p>7.5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24]*[.N24]" office:value-type="float" office:value="1.5" calcext:value-type="float">
            <text:p>1.5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24]*[.P24]" office:value-type="float" office:value="1.5" calcext:value-type="float">
            <text:p>1.5</text:p>
          </table:table-cell>
          <table:table-cell table:formula="of:=ROUND(RAND()*5;0)" office:value-type="float" office:value="5" calcext:value-type="float">
            <text:p>5</text:p>
          </table:table-cell>
          <table:table-cell table:formula="of:=[.C24]*[.R24]" office:value-type="float" office:value="7.5" calcext:value-type="float">
            <text:p>7.5</text:p>
          </table:table-cell>
          <table:table-cell table:formula="of:=ROUND(RAND()*5;0)" office:value-type="float" office:value="5" calcext:value-type="float">
            <text:p>5</text:p>
          </table:table-cell>
          <table:table-cell table:formula="of:=[.C24]*[.T24]" office:value-type="float" office:value="7.5" calcext:value-type="float">
            <text:p>7.5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24]*[.V24]" office:value-type="float" office:value="6" calcext:value-type="float">
            <text:p>6</text:p>
          </table:table-cell>
        </table:table-row>
        <table:table-row table:style-name="ro1">
          <table:covered-table-cell/>
          <table:table-cell office:value-type="string" calcext:value-type="string">
            <text:p><text:s/>Seguridad</text:p>
          </table:table-cell>
          <table:table-cell office:value-type="float" office:value="5" calcext:value-type="float">
            <text:p>5.0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25]*[.D25]" office:value-type="float" office:value="10" calcext:value-type="float">
            <text:p>10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25]*[.F25]" office:value-type="float" office:value="20" calcext:value-type="float">
            <text:p>20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25]*[.H25]" office:value-type="float" office:value="5" calcext:value-type="float">
            <text:p>5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25]*[.J25]" office:value-type="float" office:value="10" calcext:value-type="float">
            <text:p>10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25]*[.L25]" office:value-type="float" office:value="5" calcext:value-type="float">
            <text:p>5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25]*[.N25]" office:value-type="float" office:value="5" calcext:value-type="float">
            <text:p>5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25]*[.P25]" office:value-type="float" office:value="15" calcext:value-type="float">
            <text:p>15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25]*[.R25]" office:value-type="float" office:value="5" calcext:value-type="float">
            <text:p>5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25]*[.T25]" office:value-type="float" office:value="10" calcext:value-type="float">
            <text:p>10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25]*[.V25]"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string" calcext:value-type="string">
            <text:p><text:s/>Reducción de costes</text:p>
          </table:table-cell>
          <table:table-cell office:value-type="float" office:value="4" calcext:value-type="float">
            <text:p>4.0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26]*[.D26]" office:value-type="float" office:value="4" calcext:value-type="float">
            <text:p>4</text:p>
          </table:table-cell>
          <table:table-cell table:formula="of:=ROUND(RAND()*5;0)" office:value-type="float" office:value="5" calcext:value-type="float">
            <text:p>5</text:p>
          </table:table-cell>
          <table:table-cell table:formula="of:=[.C26]*[.F26]" office:value-type="float" office:value="20" calcext:value-type="float">
            <text:p>20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26]*[.H26]" office:value-type="float" office:value="12" calcext:value-type="float">
            <text:p>12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26]*[.J26]" office:value-type="float" office:value="12" calcext:value-type="float">
            <text:p>12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26]*[.L26]" office:value-type="float" office:value="4" calcext:value-type="float">
            <text:p>4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26]*[.N26]" office:value-type="float" office:value="4" calcext:value-type="float">
            <text:p>4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26]*[.P26]" office:value-type="float" office:value="16" calcext:value-type="float">
            <text:p>16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26]*[.R26]" office:value-type="float" office:value="16" calcext:value-type="float">
            <text:p>16</text:p>
          </table:table-cell>
          <table:table-cell table:formula="of:=ROUND(RAND()*5;0)" office:value-type="float" office:value="0" calcext:value-type="float">
            <text:p>0</text:p>
          </table:table-cell>
          <table:table-cell table:formula="of:=[.C26]*[.T26]" office:value-type="float" office:value="0" calcext:value-type="float">
            <text:p>0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26]*[.V26]" office:value-type="float" office:value="12" calcext:value-type="float">
            <text:p>12</text:p>
          </table:table-cell>
        </table:table-row>
        <table:table-row table:style-name="ro1">
          <table:covered-table-cell/>
          <table:table-cell office:value-type="string" calcext:value-type="string">
            <text:p><text:s/>Multiplataforma</text:p>
          </table:table-cell>
          <table:table-cell office:value-type="float" office:value="1" calcext:value-type="float">
            <text:p>1.0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27]*[.D27]" office:value-type="float" office:value="3" calcext:value-type="float">
            <text:p>3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27]*[.F27]" office:value-type="float" office:value="1" calcext:value-type="float">
            <text:p>1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27]*[.H27]" office:value-type="float" office:value="4" calcext:value-type="float">
            <text:p>4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27]*[.J27]" office:value-type="float" office:value="1" calcext:value-type="float">
            <text:p>1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27]*[.L27]" office:value-type="float" office:value="4" calcext:value-type="float">
            <text:p>4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27]*[.N27]" office:value-type="float" office:value="1" calcext:value-type="float">
            <text:p>1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27]*[.P27]" office:value-type="float" office:value="1" calcext:value-type="float">
            <text:p>1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27]*[.R27]" office:value-type="float" office:value="1" calcext:value-type="float">
            <text:p>1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27]*[.T27]" office:value-type="float" office:value="1" calcext:value-type="float">
            <text:p>1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27]*[.V27]"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string" calcext:value-type="string">
            <text:p><text:s/>Rendimiento</text:p>
          </table:table-cell>
          <table:table-cell office:value-type="float" office:value="4.5" calcext:value-type="float">
            <text:p>4.5</text:p>
          </table:table-cell>
          <table:table-cell table:formula="of:=ROUND(RAND()*5;0)" office:value-type="float" office:value="5" calcext:value-type="float">
            <text:p>5</text:p>
          </table:table-cell>
          <table:table-cell table:formula="of:=[.C28]*[.D28]" office:value-type="float" office:value="22.5" calcext:value-type="float">
            <text:p>22.5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28]*[.F28]" office:value-type="float" office:value="18" calcext:value-type="float">
            <text:p>18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28]*[.H28]" office:value-type="float" office:value="13.5" calcext:value-type="float">
            <text:p>13.5</text:p>
          </table:table-cell>
          <table:table-cell table:formula="of:=ROUND(RAND()*5;0)" office:value-type="float" office:value="5" calcext:value-type="float">
            <text:p>5</text:p>
          </table:table-cell>
          <table:table-cell table:formula="of:=[.C28]*[.J28]" office:value-type="float" office:value="22.5" calcext:value-type="float">
            <text:p>22.5</text:p>
          </table:table-cell>
          <table:table-cell table:formula="of:=ROUND(RAND()*5;0)" office:value-type="float" office:value="0" calcext:value-type="float">
            <text:p>0</text:p>
          </table:table-cell>
          <table:table-cell table:formula="of:=[.C28]*[.L28]" office:value-type="float" office:value="0" calcext:value-type="float">
            <text:p>0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28]*[.N28]" office:value-type="float" office:value="13.5" calcext:value-type="float">
            <text:p>13.5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28]*[.P28]" office:value-type="float" office:value="4.5" calcext:value-type="float">
            <text:p>4.5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28]*[.R28]" office:value-type="float" office:value="13.5" calcext:value-type="float">
            <text:p>13.5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28]*[.T28]" office:value-type="float" office:value="18" calcext:value-type="float">
            <text:p>18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28]*[.V28]" office:value-type="float" office:value="18" calcext:value-type="float">
            <text:p>18</text:p>
          </table:table-cell>
        </table:table-row>
        <table:table-row table:style-name="ro1">
          <table:covered-table-cell/>
          <table:table-cell office:value-type="string" calcext:value-type="string">
            <text:p><text:s/>Calidad de vistas de clientes</text:p>
          </table:table-cell>
          <table:table-cell office:value-type="float" office:value="3.5" calcext:value-type="float">
            <text:p>3.5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29]*[.D29]" office:value-type="float" office:value="14" calcext:value-type="float">
            <text:p>14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29]*[.F29]" office:value-type="float" office:value="3.5" calcext:value-type="float">
            <text:p>3.5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29]*[.H29]" office:value-type="float" office:value="7" calcext:value-type="float">
            <text:p>7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29]*[.J29]" office:value-type="float" office:value="3.5" calcext:value-type="float">
            <text:p>3.5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29]*[.L29]" office:value-type="float" office:value="7" calcext:value-type="float">
            <text:p>7</text:p>
          </table:table-cell>
          <table:table-cell table:formula="of:=ROUND(RAND()*5;0)" office:value-type="float" office:value="0" calcext:value-type="float">
            <text:p>0</text:p>
          </table:table-cell>
          <table:table-cell table:formula="of:=[.C29]*[.N29]" office:value-type="float" office:value="0" calcext:value-type="float">
            <text:p>0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29]*[.P29]" office:value-type="float" office:value="3.5" calcext:value-type="float">
            <text:p>3.5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29]*[.R29]" office:value-type="float" office:value="3.5" calcext:value-type="float">
            <text:p>3.5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29]*[.T29]" office:value-type="float" office:value="7" calcext:value-type="float">
            <text:p>7</text:p>
          </table:table-cell>
          <table:table-cell table:formula="of:=ROUND(RAND()*5;0)" office:value-type="float" office:value="5" calcext:value-type="float">
            <text:p>5</text:p>
          </table:table-cell>
          <table:table-cell table:formula="of:=[.C29]*[.V29]" office:value-type="float" office:value="17.5" calcext:value-type="float">
            <text:p>17.5</text:p>
          </table:table-cell>
        </table:table-row>
        <table:table-row table:style-name="ro1">
          <table:covered-table-cell/>
          <table:table-cell office:value-type="string" calcext:value-type="string">
            <text:p><text:s/>Facilidad de uso</text:p>
          </table:table-cell>
          <table:table-cell office:value-type="float" office:value="4.5" calcext:value-type="float">
            <text:p>4.5</text:p>
          </table:table-cell>
          <table:table-cell table:formula="of:=ROUND(RAND()*5;0)" office:value-type="float" office:value="5" calcext:value-type="float">
            <text:p>5</text:p>
          </table:table-cell>
          <table:table-cell table:formula="of:=[.C30]*[.D30]" office:value-type="float" office:value="22.5" calcext:value-type="float">
            <text:p>22.5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30]*[.F30]" office:value-type="float" office:value="4.5" calcext:value-type="float">
            <text:p>4.5</text:p>
          </table:table-cell>
          <table:table-cell table:formula="of:=ROUND(RAND()*5;0)" office:value-type="float" office:value="5" calcext:value-type="float">
            <text:p>5</text:p>
          </table:table-cell>
          <table:table-cell table:formula="of:=[.C30]*[.H30]" office:value-type="float" office:value="22.5" calcext:value-type="float">
            <text:p>22.5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30]*[.J30]" office:value-type="float" office:value="13.5" calcext:value-type="float">
            <text:p>13.5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30]*[.L30]" office:value-type="float" office:value="9" calcext:value-type="float">
            <text:p>9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30]*[.N30]" office:value-type="float" office:value="9" calcext:value-type="float">
            <text:p>9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30]*[.P30]" office:value-type="float" office:value="4.5" calcext:value-type="float">
            <text:p>4.5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30]*[.R30]" office:value-type="float" office:value="4.5" calcext:value-type="float">
            <text:p>4.5</text:p>
          </table:table-cell>
          <table:table-cell table:formula="of:=ROUND(RAND()*5;0)" office:value-type="float" office:value="1" calcext:value-type="float">
            <text:p>1</text:p>
          </table:table-cell>
          <table:table-cell table:formula="of:=[.C30]*[.T30]" office:value-type="float" office:value="4.5" calcext:value-type="float">
            <text:p>4.5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30]*[.V30]" office:value-type="float" office:value="18" calcext:value-type="float">
            <text:p>18</text:p>
          </table:table-cell>
        </table:table-row>
        <table:table-row table:style-name="ro1">
          <table:covered-table-cell/>
          <table:table-cell office:value-type="string" calcext:value-type="string">
            <text:p><text:s/>Coste (precio de la aplicación)</text:p>
          </table:table-cell>
          <table:table-cell office:value-type="float" office:value="2" calcext:value-type="float">
            <text:p>2.0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31]*[.D31]" office:value-type="float" office:value="8" calcext:value-type="float">
            <text:p>8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31]*[.F31]" office:value-type="float" office:value="6" calcext:value-type="float">
            <text:p>6</text:p>
          </table:table-cell>
          <table:table-cell table:formula="of:=ROUND(RAND()*5;0)" office:value-type="float" office:value="5" calcext:value-type="float">
            <text:p>5</text:p>
          </table:table-cell>
          <table:table-cell table:formula="of:=[.C31]*[.H31]" office:value-type="float" office:value="10" calcext:value-type="float">
            <text:p>10</text:p>
          </table:table-cell>
          <table:table-cell table:formula="of:=ROUND(RAND()*5;0)" office:value-type="float" office:value="0" calcext:value-type="float">
            <text:p>0</text:p>
          </table:table-cell>
          <table:table-cell table:formula="of:=[.C31]*[.J31]" office:value-type="float" office:value="0" calcext:value-type="float">
            <text:p>0</text:p>
          </table:table-cell>
          <table:table-cell table:formula="of:=ROUND(RAND()*5;0)" office:value-type="float" office:value="2" calcext:value-type="float">
            <text:p>2</text:p>
          </table:table-cell>
          <table:table-cell table:formula="of:=[.C31]*[.L31]" office:value-type="float" office:value="4" calcext:value-type="float">
            <text:p>4</text:p>
          </table:table-cell>
          <table:table-cell table:formula="of:=ROUND(RAND()*5;0)" office:value-type="float" office:value="0" calcext:value-type="float">
            <text:p>0</text:p>
          </table:table-cell>
          <table:table-cell table:formula="of:=[.C31]*[.N31]" office:value-type="float" office:value="0" calcext:value-type="float">
            <text:p>0</text:p>
          </table:table-cell>
          <table:table-cell table:formula="of:=ROUND(RAND()*5;0)" office:value-type="float" office:value="3" calcext:value-type="float">
            <text:p>3</text:p>
          </table:table-cell>
          <table:table-cell table:formula="of:=[.C31]*[.P31]" office:value-type="float" office:value="6" calcext:value-type="float">
            <text:p>6</text:p>
          </table:table-cell>
          <table:table-cell table:formula="of:=ROUND(RAND()*5;0)" office:value-type="float" office:value="0" calcext:value-type="float">
            <text:p>0</text:p>
          </table:table-cell>
          <table:table-cell table:formula="of:=[.C31]*[.R31]" office:value-type="float" office:value="0" calcext:value-type="float">
            <text:p>0</text:p>
          </table:table-cell>
          <table:table-cell table:formula="of:=ROUND(RAND()*5;0)" office:value-type="float" office:value="4" calcext:value-type="float">
            <text:p>4</text:p>
          </table:table-cell>
          <table:table-cell table:formula="of:=[.C31]*[.T31]" office:value-type="float" office:value="8" calcext:value-type="float">
            <text:p>8</text:p>
          </table:table-cell>
          <table:table-cell table:formula="of:=ROUND(RAND()*5;0)" office:value-type="float" office:value="0" calcext:value-type="float">
            <text:p>0</text:p>
          </table:table-cell>
          <table:table-cell table:formula="of:=[.C31]*[.V3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7T15:22:49.556822206</meta:creation-date>
    <dc:date>2022-11-17T16:31:18.373765797</dc:date>
    <meta:editing-duration>PT6M47S</meta:editing-duration>
    <meta:editing-cycles>1</meta:editing-cycles>
    <meta:document-statistic meta:table-count="1" meta:cell-count="672" meta:object-count="0"/>
    <meta:generator>LibreOffice/6.4.7.2$Linux_X86_64 LibreOffice_project/40$Build-2</meta:generator>
  </office:meta>
</office:document-meta>
</file>